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“Uwawawawah!! Wh-What the?!?!”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“I-I coulda sworn I just felt something soft
and warm press against my chest...!!!)”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